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AC000001DEFEF337D0.jpg"/>
  <manifest:file-entry manifest:media-type="image/png" manifest:full-path="Pictures/100002010000034D000002981338D31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373cm" style:rel-column-width="16856*"/>
    </style:style>
    <style:style style:name="Tabell1.B" style:family="table-column">
      <style:table-column-properties style:column-width="12.628cm" style:rel-column-width="48679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373cm" style:rel-column-width="16856*"/>
    </style:style>
    <style:style style:name="Tabell2.B" style:family="table-column">
      <style:table-column-properties style:column-width="12.628cm" style:rel-column-width="48679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4.399cm" style:rel-column-width="16958*"/>
    </style:style>
    <style:style style:name="Tabell3.B" style:family="table-column">
      <style:table-column-properties style:column-width="12.601cm" style:rel-column-width="48577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" style:family="table">
      <style:table-properties style:width="17cm" table:align="margins"/>
    </style:style>
    <style:style style:name="Reservations.A" style:family="table-column">
      <style:table-column-properties style:column-width="2.429cm" style:rel-column-width="9362*"/>
    </style:style>
    <style:style style:name="Reservations.G" style:family="table-column">
      <style:table-column-properties style:column-width="2.429cm" style:rel-column-width="9363*"/>
    </style:style>
    <style:style style:name="Reservations.A1" style:family="table-cell">
      <style:table-cell-properties fo:padding="0.097cm" fo:border="0.002cm solid #000000"/>
    </style:style>
    <style:style style:name="Reservations.A2" style:family="table-cell">
      <style:table-cell-properties fo:padding="0.097cm" fo:border-left="0.002cm solid #000000" fo:border-right="none" fo:border-top="none" fo:border-bottom="0.002cm solid #000000"/>
    </style:style>
    <style:style style:name="Reservation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" style:family="table">
      <style:table-properties style:width="16.962cm" table:align="left"/>
    </style:style>
    <style:style style:name="Tabell4.A" style:family="table-column">
      <style:table-column-properties style:column-width="2.395cm"/>
    </style:style>
    <style:style style:name="Tabell4.B" style:family="table-column">
      <style:table-column-properties style:column-width="2.45cm"/>
    </style:style>
    <style:style style:name="Tabell4.C" style:family="table-column">
      <style:table-column-properties style:column-width="2.452cm"/>
    </style:style>
    <style:style style:name="Tabell4.D" style:family="table-column">
      <style:table-column-properties style:column-width="2.424cm"/>
    </style:style>
    <style:style style:name="Tabell4.E" style:family="table-column">
      <style:table-column-properties style:column-width="2.394cm"/>
    </style:style>
    <style:style style:name="Tabell4.F" style:family="table-column">
      <style:table-column-properties style:column-width="2.48cm"/>
    </style:style>
    <style:style style:name="Tabell4.G" style:family="table-column">
      <style:table-column-properties style:column-width="2.367cm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G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D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4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cm" table:align="margins"/>
    </style:style>
    <style:style style:name="Tabell5.A" style:family="table-column">
      <style:table-column-properties style:column-width="1.949cm" style:rel-column-width="7513*"/>
    </style:style>
    <style:style style:name="Tabell5.B" style:family="table-column">
      <style:table-column-properties style:column-width="2.312cm" style:rel-column-width="8914*"/>
    </style:style>
    <style:style style:name="Tabell5.C" style:family="table-column">
      <style:table-column-properties style:column-width="3.454cm" style:rel-column-width="13313*"/>
    </style:style>
    <style:style style:name="Tabell5.D" style:family="table-column">
      <style:table-column-properties style:column-width="1.753cm" style:rel-column-width="6758*"/>
    </style:style>
    <style:style style:name="Tabell5.E" style:family="table-column">
      <style:table-column-properties style:column-width="1.7cm" style:rel-column-width="6554*"/>
    </style:style>
    <style:style style:name="Tabell5.F" style:family="table-column">
      <style:table-column-properties style:column-width="1.977cm" style:rel-column-width="7622*"/>
    </style:style>
    <style:style style:name="Tabell5.G" style:family="table-column">
      <style:table-column-properties style:column-width="3.856cm" style:rel-column-width="14861*"/>
    </style:style>
    <style:style style:name="Tabell5.A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.F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" style:family="table">
      <style:table-properties style:width="17cm" table:align="margins"/>
    </style:style>
    <style:style style:name="Tabell6.A" style:family="table-column">
      <style:table-column-properties style:column-width="2.429cm" style:rel-column-width="9362*"/>
    </style:style>
    <style:style style:name="Tabell6.G" style:family="table-column">
      <style:table-column-properties style:column-width="2.429cm" style:rel-column-width="9363*"/>
    </style:style>
    <style:style style:name="Tabell6.A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.A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6.G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ell7" style:family="table">
      <style:table-properties style:width="17cm" table:align="margins"/>
    </style:style>
    <style:style style:name="Tabell7.A" style:family="table-column">
      <style:table-column-properties style:column-width="4.373cm" style:rel-column-width="16856*"/>
    </style:style>
    <style:style style:name="Tabell7.B" style:family="table-column">
      <style:table-column-properties style:column-width="12.628cm" style:rel-column-width="48679*"/>
    </style:style>
    <style:style style:name="Tabel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7.B1" style:family="table-cell">
      <style:table-cell-properties fo:padding="0.097cm" fo:border="0.002cm solid #000000"/>
    </style:style>
    <style:style style:name="Tabell7.A2" style:family="table-cell">
      <style:table-cell-properties fo:padding="0.097cm" fo:border-left="0.002cm solid #000000" fo:border-right="none" fo:border-top="none" fo:border-bottom="0.002cm solid #000000"/>
    </style:style>
    <style:style style:name="Tabell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" style:family="table">
      <style:table-properties style:width="17cm" table:align="margins"/>
    </style:style>
    <style:style style:name="Tabell8.A" style:family="table-column">
      <style:table-column-properties style:column-width="4.373cm" style:rel-column-width="16856*"/>
    </style:style>
    <style:style style:name="Tabell8.B" style:family="table-column">
      <style:table-column-properties style:column-width="12.628cm" style:rel-column-width="48679*"/>
    </style:style>
    <style:style style:name="Tabel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8.B1" style:family="table-cell">
      <style:table-cell-properties fo:padding="0.097cm" fo:border="0.002cm solid #000000"/>
    </style:style>
    <style:style style:name="Tabell8.A2" style:family="table-cell">
      <style:table-cell-properties fo:padding="0.097cm" fo:border-left="0.002cm solid #000000" fo:border-right="none" fo:border-top="none" fo:border-bottom="0.002cm solid #000000"/>
    </style:style>
    <style:style style:name="Tabell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.5" style:family="table-row">
      <style:table-row-properties style:min-row-height="0.631cm"/>
    </style:style>
    <style:style style:name="Tabell11" style:family="table">
      <style:table-properties style:width="17cm" table:align="margins"/>
    </style:style>
    <style:style style:name="Tabell11.A" style:family="table-column">
      <style:table-column-properties style:column-width="4.399cm" style:rel-column-width="16958*"/>
    </style:style>
    <style:style style:name="Tabell11.B" style:family="table-column">
      <style:table-column-properties style:column-width="12.601cm" style:rel-column-width="48577*"/>
    </style:style>
    <style:style style:name="Tabell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1.B1" style:family="table-cell">
      <style:table-cell-properties fo:padding="0.097cm" fo:border="0.002cm solid #000000"/>
    </style:style>
    <style:style style:name="Tabell11.A2" style:family="table-cell">
      <style:table-cell-properties fo:padding="0.097cm" fo:border-left="0.002cm solid #000000" fo:border-right="none" fo:border-top="none" fo:border-bottom="0.002cm solid #000000"/>
    </style:style>
    <style:style style:name="Tabell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9" style:family="table">
      <style:table-properties style:width="17cm" table:align="margins"/>
    </style:style>
    <style:style style:name="Tabell9.A" style:family="table-column">
      <style:table-column-properties style:column-width="4.373cm" style:rel-column-width="16856*"/>
    </style:style>
    <style:style style:name="Tabell9.B" style:family="table-column">
      <style:table-column-properties style:column-width="12.628cm" style:rel-column-width="48679*"/>
    </style:style>
    <style:style style:name="Tabell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9.B1" style:family="table-cell">
      <style:table-cell-properties fo:padding="0.097cm" fo:border="0.002cm solid #000000"/>
    </style:style>
    <style:style style:name="Tabell9.A2" style:family="table-cell">
      <style:table-cell-properties fo:padding="0.097cm" fo:border-left="0.002cm solid #000000" fo:border-right="none" fo:border-top="none" fo:border-bottom="0.002cm solid #000000"/>
    </style:style>
    <style:style style:name="Tabell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0" style:family="table">
      <style:table-properties style:width="17cm" table:align="margins"/>
    </style:style>
    <style:style style:name="Tabell10.A" style:family="table-column">
      <style:table-column-properties style:column-width="4.373cm" style:rel-column-width="16856*"/>
    </style:style>
    <style:style style:name="Tabell10.B" style:family="table-column">
      <style:table-column-properties style:column-width="12.628cm" style:rel-column-width="48679*"/>
    </style:style>
    <style:style style:name="Tabell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0.B1" style:family="table-cell">
      <style:table-cell-properties fo:padding="0.097cm" fo:border="0.002cm solid #000000"/>
    </style:style>
    <style:style style:name="Tabell10.A2" style:family="table-cell">
      <style:table-cell-properties fo:padding="0.097cm" fo:border-left="0.002cm solid #000000" fo:border-right="none" fo:border-top="none" fo:border-bottom="0.002cm solid #000000"/>
    </style:style>
    <style:style style:name="Tabell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start" style:justify-single-word="false" fo:break-before="pag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Table_20_Heading">
      <style:paragraph-properties fo:text-align="start" style:justify-single-word="false"/>
    </style:style>
    <style:style style:name="P13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able_20_Heading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text-properties fo:font-style="italic" style:font-style-asian="italic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21" style:family="paragraph" style:parent-style-name="Table_20_Contents">
      <style:text-properties fo:font-style="normal" style:font-style-asian="normal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23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Standard" style:master-page-name="Index">
      <style:paragraph-properties fo:text-align="start" style:justify-single-word="false" style:page-number="auto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>A3B</text:p>
      <text:p text:style-name="P9">Designdokument</text:p>
      <text:p text:style-name="P10">version 1.0</text:p>
      <text:p text:style-name="P9"/>
      <text:p text:style-name="P11">Andersson, Adam, adaan690</text:p>
      <text:p text:style-name="P11">Andersson, Conny, conan414</text:p>
      <text:p text:style-name="P11">Andersson, Martin, maran703</text:p>
      <text:p text:style-name="P11">Bolin, Andreas, andbo467</text:p>
      <text:p text:style-name="P6"/>
      <text:p text:style-name="P6">2012-11-09</text:p>
      <text:p text:style-name="P6"/>
      <text:p text:style-name="P6"/>
      <text:p text:style-name="P6"/>
      <text:p text:style-name="P7"/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nehållsförteckning1_Head">
            <text:p text:style-name="P3">Innehållsförteckning</text:p>
          </text:index-title>
          <text:p text:style-name="P26">1. Inledning<text:tab/>3</text:p>
          <text:p text:style-name="P26">2. Klassdiagram<text:tab/>4</text:p>
          <text:p text:style-name="P26">3. Klassbeskrivning<text:tab/>5</text:p>
        </text:index-body>
      </text:table-of-content>
      <text:p text:style-name="P5"/>
      <text:p text:style-name="P27"><text:toc-mark-start text:id="IMark264161528" text:outline-level="1"/>1. Inledning<text:toc-mark-end text:id="IMark264161528"/></text:p>
      <text:p text:style-name="P5"/>
      <text:p text:style-name="P4">Detta dokument är en objektorienterad design av vårt system. Projektet utförs i kursen TDDC76 <text:span text:style-name="T1">Programmering och datastrukturer, </text:span>vid Linköpings Tekniska Högskola.</text:p>
      <text:p text:style-name="P4"/>
      <text:p text:style-name="P4">Systemet är ett bokningssystem för fordon med ett grafiskt gränssnitt mot operatören. I bokningssystemet ska man kunna boka fordon och även kunna hantera in- och utlämning av fordon.</text:p>
      <text:p text:style-name="P4">Vidare ska man även kunna söka fram bokningar och fordon. En databas kommer användas för bokningar samt en för fordon. Systemet ska täcka administrationsbehovet för en mindre uthyrningsstation.</text:p>
      <text:p text:style-name="P5"/>
      <text:p text:style-name="P4"/>
      <text:p text:style-name="P2"><text:toc-mark text:string-value="2. Klassdiagram" text:outline-level="1"/>2. Klassdiagram<text:line-break/></text:p>
      <text:p text:style-name="P4">Nedan följer ett klassdiagram för vårt system. Observera att samtliga pilar/trianglar anger association samt att alla relationer är angivna med riktning.</text:p>
      <text:p text:style-name="P4"/>
      <text:p text:style-name="P4"><draw:frame draw:style-name="fr1" draw:name="grafik1" text:anchor-type="paragraph" svg:width="17cm" svg:height="13.365cm" draw:z-index="0"><draw:image xlink:href="Pictures/100002010000034D000002981338D310.png" xlink:type="simple" xlink:show="embed" xlink:actuate="onLoad"/></draw:frame></text:p>
      <text:p text:style-name="P2"><text:toc-mark-start text:id="IMark264161528" text:outline-level="1"/>3. Klassbeskrivning<text:toc-mark-end text:id="IMark264161528"/><text:line-break/><text:line-break/><text:span text:style-name="T2">Nedan följer klassformulär för våra klasser.</text:span></text:p>
      <text:p text:style-name="P5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2">Namn:</text:p>
          </table:table-cell>
          <table:table-cell table:style-name="Tabell1.B1" office:value-type="string">
            <text:p text:style-name="P13">Carpark</text:p>
          </table:table-cell>
        </table:table-row>
        <table:table-row>
          <table:table-cell table:style-name="Tabell1.A2" office:value-type="string">
            <text:p text:style-name="P15">Syfte:</text:p>
          </table:table-cell>
          <table:table-cell table:style-name="Tabell1.B2" office:value-type="string">
            <text:p text:style-name="Table_20_Contents">Övergripande klass, fungerar som en spindel i nätet.</text:p>
          </table:table-cell>
        </table:table-row>
        <table:table-row>
          <table:table-cell table:style-name="Tabell1.A2" office:value-type="string">
            <text:p text:style-name="P15">Konstruktörer:</text:p>
          </table:table-cell>
          <table:table-cell table:style-name="Tabell1.B2" office:value-type="string">
            <text:p text:style-name="P16">Carpark()</text:p>
            <text:p text:style-name="P20">default konstruktor</text:p>
            <text:p text:style-name="P16">~Carpark()</text:p>
            <text:p text:style-name="P20">destruktor</text:p>
          </table:table-cell>
        </table:table-row>
        <table:table-row>
          <table:table-cell table:style-name="Tabell1.A2" office:value-type="string">
            <text:p text:style-name="P15">Operationer:</text:p>
          </table:table-cell>
          <table:table-cell table:style-name="Tabell1.B2" office:value-type="string">
            <text:p text:style-name="P15">void run()</text:p>
            <text:p text:style-name="P20">startar gui, öppnar databas, skapar sökobjekt</text:p>
          </table:table-cell>
        </table:table-row>
        <table:table-row>
          <table:table-cell table:style-name="Tabell1.A2" office:value-type="string">
            <text:p text:style-name="P15">Datamedlemmar:</text:p>
          </table:table-cell>
          <table:table-cell table:style-name="Tabell1.B2" office:value-type="string">
            <text:p text:style-name="P18"><text:s/>- </text:p>
          </table:table-cell>
        </table:table-row>
      </table:table>
      <text:p text:style-name="Standard"/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12">Namn:</text:p>
          </table:table-cell>
          <table:table-cell table:style-name="Tabell2.B1" office:value-type="string">
            <text:p text:style-name="P13">GUI</text:p>
          </table:table-cell>
        </table:table-row>
        <table:table-row>
          <table:table-cell table:style-name="Tabell2.A2" office:value-type="string">
            <text:p text:style-name="P15">Syfte:</text:p>
          </table:table-cell>
          <table:table-cell table:style-name="Tabell2.B2" office:value-type="string">
            <text:p text:style-name="Table_20_Contents">Övergripande klass, fungerar som abstraktionsbarriär mot användaren.</text:p>
            <text:p text:style-name="Table_20_Contents">Innehåller alla grafiska klasser.</text:p>
          </table:table-cell>
        </table:table-row>
        <table:table-row>
          <table:table-cell table:style-name="Tabell2.A2" office:value-type="string">
            <text:p text:style-name="P15">Konstruktörer:</text:p>
          </table:table-cell>
          <table:table-cell table:style-name="Tabell2.B2" office:value-type="string">
            <text:p text:style-name="P24">GUI()</text:p>
            <text:p text:style-name="P20">default konstruktor</text:p>
            <text:p text:style-name="P24">~GUI()</text:p>
            <text:p text:style-name="P20">destruktor</text:p>
          </table:table-cell>
        </table:table-row>
        <table:table-row>
          <table:table-cell table:style-name="Tabell2.A2" office:value-type="string">
            <text:p text:style-name="P15">Operationer:</text:p>
          </table:table-cell>
          <table:table-cell table:style-name="Tabell2.B2" office:value-type="string">
            <text:p text:style-name="P19">Se 4. Användargränssnitt nedan för en skiss av GUI:t.</text:p>
          </table:table-cell>
        </table:table-row>
        <table:table-row>
          <table:table-cell table:style-name="Tabell2.A2" office:value-type="string">
            <text:p text:style-name="P15">Datamedlemmar:</text:p>
          </table:table-cell>
          <table:table-cell table:style-name="Tabell2.B2" office:value-type="string">
            <text:p text:style-name="P16">Reservation <text:s text:c="11"/>current_reservation</text:p>
            <text:p text:style-name="P16">Search_reservation current_reservation_result</text:p>
            <text:p text:style-name="P16">Search_vehicle <text:s text:c="6"/>current_vehicle_result</text:p>
          </table:table-cell>
        </table:table-row>
      </table:table>
      <text:p text:style-name="Standard"/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row>
          <table:table-cell table:style-name="Tabell3.A1" office:value-type="string">
            <text:p text:style-name="P12">Namn:</text:p>
          </table:table-cell>
          <table:table-cell table:style-name="Tabell3.B1" office:value-type="string">
            <text:p text:style-name="P13">Database</text:p>
          </table:table-cell>
        </table:table-row>
        <table:table-row>
          <table:table-cell table:style-name="Tabell3.A2" office:value-type="string">
            <text:p text:style-name="P15">Syfte:</text:p>
          </table:table-cell>
          <table:table-cell table:style-name="Tabell3.B2" office:value-type="string">
            <text:p text:style-name="P18">Hanterar permanenta data i systemet. Datan lagras på fil. Sqlite används som databas. Statisk klass. </text:p>
          </table:table-cell>
        </table:table-row>
        <table:table-row>
          <table:table-cell table:style-name="Tabell3.A2" office:value-type="string">
            <text:p text:style-name="P15">Konstruktörer:</text:p>
          </table:table-cell>
          <table:table-cell table:style-name="Tabell3.B2" office:value-type="string">
            <text:p text:style-name="P18">- Statisk, ingen konstruktor</text:p>
            <text:p text:style-name="P16">~Database()</text:p>
          </table:table-cell>
        </table:table-row>
        <table:table-row>
          <table:table-cell table:style-name="Tabell3.A2" office:value-type="string">
            <text:p text:style-name="P15">Operationer:</text:p>
          </table:table-cell>
          <table:table-cell table:style-name="Tabell3.B2" office:value-type="string">
            <text:p text:style-name="P18">public:</text:p>
            <text:p text:style-name="P16">bool open(string&amp; filename) </text:p>
            <text:p text:style-name="P18">Öppnar databasen i filename, alternativt skapar databas med namn filename, returnerar true om lyckat, false annars.</text:p>
            <text:p text:style-name="P18"/>
            <text:p text:style-name="P16">vector&lt;vector&lt;string&gt;&gt; reservation_search(string&amp; what, string&amp; value)</text:p>
            <text:p text:style-name="P18">Gör en sökning i Reservation-tabellen i kategorin <text:span text:style-name="T1">what</text:span> efter <text:span text:style-name="T1">value</text:span><text:span text:style-name="T3">. returnerar vektor med alla rader, där varje rad består av en vektor med varje kolumn som ett element. what kan vara: res_nr, reg_nr, status, </text:span><text:soft-page-break/><text:span text:style-name="T3">name.</text:span></text:p>
            <text:p text:style-name="P18"/>
            <text:p text:style-name="P16">vector&lt;vector&lt;string&gt;&gt; reservation_search_date(int start_date, int end_date, int start_time = 0, int end_time = 2330)</text:p>
            <text:p text:style-name="P18">Gör en sökning i Reservation-tabellen i efter bokningar mellan start_date, start_time och end_time, end_time.<text:span text:style-name="T3"> Returnerar vektor med alla rader, där varje rad består av en vektor med varje kolumn som ett element. </text:span></text:p>
            <text:p text:style-name="P18"/>
            <text:p text:style-name="P16">vector&lt;vector&lt;string&gt;&gt; vehicle_search(string&amp; what, string&amp; value)</text:p>
            <text:p text:style-name="P18">Gör en sökning i Vehicle-tabellen i kategorin <text:span text:style-name="T1">what</text:span> efter <text:span text:style-name="T1">value.</text:span><text:span text:style-name="T3"> Returnerar vektor med alla rader, där varje rad består av en vektor med varje kolumn som ett element. what kan vara: all, reg_nr, type, status, brand, model.</text:span></text:p>
            <text:p text:style-name="P18"/>
            <text:p text:style-name="P16">vector&lt;vector&lt;string&gt;&gt; vehicle_search(string&amp; type, int start_date, int end_date, int start_time = 0, int end_time = 2330)</text:p>
            <text:p text:style-name="P18">Gör en sökning i Vehicle-tabellen efter ej reserverade fordon av typ <text:span text:style-name="T1">type</text:span><text:span text:style-name="T3"> under start_date, start_time till end_date. end_time intervallet. Returnerar vektor med alla rader, där varje rad består av en vektor med varje kolumn som ett element.</text:span></text:p>
            <text:p text:style-name="P18"/>
            <text:p text:style-name="P16">string info_search(string&amp; what, string&amp; value)</text:p>
            <text:p text:style-name="P18"><text:span text:style-name="T3">Gör en sökning i Info-tabellen i kategorin </text:span><text:span text:style-name="T1">what</text:span><text:span text:style-name="T3"> efter </text:span><text:span text:style-name="T1">value</text:span><text:span text:style-name="T3">. Returnerar resultatet som en sträng. </text:span></text:p>
            <text:p text:style-name="P22"/>
            <text:p text:style-name="P16">void reservation_update(string&amp; res_nr, string&amp; reg_nr, int start_date, int end_date, int start_time, int end_time, string&amp; status, string&amp; name, string&amp; tel, string&amp; adress, string&amp; postal_nr, string&amp; city)</text:p>
            <text:p text:style-name="P18">Uppdaterar given bokning med de nya värdena</text:p>
            <text:p text:style-name="P18"/>
            <text:p text:style-name="P16">void vehicle_update(string&amp; reg_nr, string&amp; type, string&amp; status, string&amp; brand, string&amp; model)</text:p>
            <text:p text:style-name="P18">Uppdaterar givet fordon med de nya värdena</text:p>
            <text:p text:style-name="P18"/>
            <text:p text:style-name="P16">void settings_update(...)</text:p>
            <text:p text:style-name="P18">Uppdaterar Settings-tabellen.</text:p>
            <text:p text:style-name="P18"/>
            <text:p text:style-name="P18">private:</text:p>
            <text:p text:style-name="P16">vector&lt;vector&lt;string&gt;&gt; ask(string&amp; query)</text:p>
            <text:p text:style-name="P18">Gör en förfrågan till databasen, <text:span text:style-name="T3"><text:s/>returnerar vektor med alla rader, där varje rad består av en vektor med varje kolumn som ett element.</text:span></text:p>
            <text:p text:style-name="P22"/>
            <text:p text:style-name="P16">bool exists_res(string&amp; res_nr) <text:s/></text:p>
            <text:p text:style-name="P18">Returnerar sant om bokningen med res_nr redan finns i databasen</text:p>
            <text:p text:style-name="P18"/>
            <text:p text:style-name="P16">bool exists_vehicle(string&amp; reg_nr) <text:s/></text:p>
            <text:p text:style-name="P18">Returnerar sant om fordonet med reg_nr redan finns i databasen</text:p>
            <text:p text:style-name="P18"/>
            <text:p text:style-name="P16"><text:soft-page-break/>string int_to_string(int)</text:p>
            <text:p text:style-name="P16"/>
            <text:p text:style-name="P16">void close()</text:p>
            <text:p text:style-name="P18">Stänger databas anslutningen</text:p>
          </table:table-cell>
        </table:table-row>
        <table:table-row>
          <table:table-cell table:style-name="Tabell3.A2" office:value-type="string">
            <text:p text:style-name="P15">Datamedlemmar:</text:p>
          </table:table-cell>
          <table:table-cell table:style-name="Tabell3.B2" office:value-type="string">
            <text:p text:style-name="P16">sqlite3* db</text:p>
          </table:table-cell>
        </table:table-row>
      </table:table>
      <text:p text:style-name="Standard">Databasen ska ha bestå av tabellerna: Reservations, Vehicle och Settings.</text:p>
      <text:p text:style-name="Standard"/>
      <table:table table:name="Reservations" table:style-name="Reservations">
        <table:table-column table:style-name="Reservations.A" table:number-columns-repeated="6"/>
        <table:table-column table:style-name="Reservations.G"/>
        <table:table-row>
          <table:table-cell table:style-name="Reservations.A1" table:number-columns-spanned="7" office:value-type="string">
            <text:p text:style-name="Table_20_Heading">Reserv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servations.A2" office:value-type="string">
            <text:p text:style-name="Table_20_Heading">res_nr</text:p>
          </table:table-cell>
          <table:table-cell table:style-name="Reservations.A2" office:value-type="string">
            <text:p text:style-name="Table_20_Heading">reg_nr</text:p>
          </table:table-cell>
          <table:table-cell table:style-name="Reservations.A2" office:value-type="string">
            <text:p text:style-name="Table_20_Heading">start_date</text:p>
          </table:table-cell>
          <table:table-cell table:style-name="Reservations.A2" office:value-type="string">
            <text:p text:style-name="Table_20_Heading">end_date</text:p>
          </table:table-cell>
          <table:table-cell table:style-name="Reservations.A2" office:value-type="string">
            <text:p text:style-name="Table_20_Heading">start_time</text:p>
          </table:table-cell>
          <table:table-cell table:style-name="Reservations.A2" office:value-type="string">
            <text:p text:style-name="Table_20_Heading">end_time</text:p>
          </table:table-cell>
          <table:table-cell table:style-name="Reservations.G2" office:value-type="string">
            <text:p text:style-name="Table_20_Heading">...</text:p>
          </table:table-cell>
        </table:table-row>
        <table:table-row>
          <table:table-cell table:style-name="Reservations.A3" office:value-type="float" office:value="12345">
            <text:p text:style-name="Table_20_Contents">12345</text:p>
          </table:table-cell>
          <table:table-cell table:style-name="Reservations.A2" office:value-type="string">
            <text:p text:style-name="Table_20_Contents">ABC123</text:p>
          </table:table-cell>
          <table:table-cell table:style-name="Reservations.A3" office:value-type="float" office:value="20120101">
            <text:p text:style-name="Table_20_Contents">20120101</text:p>
          </table:table-cell>
          <table:table-cell table:style-name="Reservations.A3" office:value-type="float" office:value="20120102">
            <text:p text:style-name="Table_20_Contents">20120102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G2" office:value-type="string">
            <text:p text:style-name="Table_20_Contents"/>
          </table:table-cell>
        </table:table-row>
      </table:table>
      <text:p text:style-name="Standard"/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column table:style-name="Tabell4.E"/>
        <table:table-column table:style-name="Tabell4.F"/>
        <table:table-column table:style-name="Tabell4.G"/>
        <table:table-row>
          <table:table-cell table:style-name="Tabell4.A1" office:value-type="string">
            <text:p text:style-name="P17">…</text:p>
          </table:table-cell>
          <table:table-cell table:style-name="Tabell4.A1" office:value-type="string">
            <text:p text:style-name="P17">status </text:p>
          </table:table-cell>
          <table:table-cell table:style-name="Tabell4.A1" office:value-type="string">
            <text:p text:style-name="P17">name</text:p>
          </table:table-cell>
          <table:table-cell table:style-name="Tabell4.A1" office:value-type="string">
            <text:p text:style-name="P17">tel</text:p>
          </table:table-cell>
          <table:table-cell table:style-name="Tabell4.A1" office:value-type="string">
            <text:p text:style-name="P17">address</text:p>
          </table:table-cell>
          <table:table-cell table:style-name="Tabell4.A1" office:value-type="string">
            <text:p text:style-name="P17">postal_nr</text:p>
          </table:table-cell>
          <table:table-cell table:style-name="Tabell4.G1" office:value-type="string">
            <text:p text:style-name="P17">city</text:p>
          </table:table-cell>
        </table:table-row>
        <table:table-row>
          <table:table-cell table:style-name="Tabell4.A2" office:value-type="string">
            <text:p text:style-name="Table_20_Contents"/>
          </table:table-cell>
          <table:table-cell table:style-name="Tabell4.A2" office:value-type="string">
            <text:p text:style-name="Table_20_Contents">aktiv / kommande / avslutad</text:p>
          </table:table-cell>
          <table:table-cell table:style-name="Tabell4.A2" office:value-type="string">
            <text:p text:style-name="Table_20_Contents">För Efter</text:p>
          </table:table-cell>
          <table:table-cell table:style-name="Tabell4.D2" office:value-type="float" office:value="707123456">
            <text:p text:style-name="Table_20_Contents">0707123456</text:p>
          </table:table-cell>
          <table:table-cell table:style-name="Tabell4.A2" office:value-type="string">
            <text:p text:style-name="Table_20_Contents">Storgatan 1 </text:p>
          </table:table-cell>
          <table:table-cell table:style-name="Tabell4.F2" office:value-type="float" office:value="12345">
            <text:p text:style-name="Table_20_Contents">12345</text:p>
          </table:table-cell>
          <table:table-cell table:style-name="Tabell4.G2" office:value-type="string">
            <text:p text:style-name="Table_20_Contents">Storstaden</text:p>
          </table:table-cell>
        </table:table-row>
      </table:table>
      <text:p text:style-name="Standard"/>
      <text:p text:style-name="Standard"/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E"/>
        <table:table-column table:style-name="Tabell5.F"/>
        <table:table-column table:style-name="Tabell5.G"/>
        <table:table-row>
          <table:table-cell table:style-name="Tabell5.A1" table:number-columns-spanned="7" office:value-type="string">
            <text:p text:style-name="P17">Vehic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5.A2" office:value-type="string">
            <text:p text:style-name="P17">reg_nr</text:p>
          </table:table-cell>
          <table:table-cell table:style-name="Tabell5.A2" office:value-type="string">
            <text:p text:style-name="P17">type</text:p>
          </table:table-cell>
          <table:table-cell table:style-name="Tabell5.A2" office:value-type="string">
            <text:p text:style-name="P17">status</text:p>
          </table:table-cell>
          <table:table-cell table:style-name="Tabell5.A2" office:value-type="string">
            <text:p text:style-name="P17">brand</text:p>
          </table:table-cell>
          <table:table-cell table:style-name="Tabell5.A2" office:value-type="string">
            <text:p text:style-name="P17">model</text:p>
          </table:table-cell>
          <table:table-cell table:style-name="Tabell5.A2" office:value-type="string">
            <text:p text:style-name="P17">mileage</text:p>
          </table:table-cell>
          <table:table-cell table:style-name="Tabell5.G2" office:value-type="string">
            <text:p text:style-name="P17">damage</text:p>
          </table:table-cell>
        </table:table-row>
        <table:table-row>
          <table:table-cell table:style-name="Tabell5.A2" office:value-type="string">
            <text:p text:style-name="Table_20_Contents">ABC123</text:p>
          </table:table-cell>
          <table:table-cell table:style-name="Tabell5.A2" office:value-type="string">
            <text:p text:style-name="Table_20_Contents">small_car</text:p>
          </table:table-cell>
          <table:table-cell table:style-name="Tabell5.A2" office:value-type="string">
            <text:p text:style-name="Table_20_Contents">uthyrd / tillgänglig</text:p>
          </table:table-cell>
          <table:table-cell table:style-name="Tabell5.A2" office:value-type="string">
            <text:p text:style-name="Table_20_Contents">Ford</text:p>
          </table:table-cell>
          <table:table-cell table:style-name="Tabell5.A2" office:value-type="string">
            <text:p text:style-name="Table_20_Contents">Ka</text:p>
          </table:table-cell>
          <table:table-cell table:style-name="Tabell5.F3" office:value-type="float" office:value="12324">
            <text:p text:style-name="Table_20_Contents">12324</text:p>
          </table:table-cell>
          <table:table-cell table:style-name="Tabell5.G2" office:value-type="string">
            <text:p text:style-name="Table_20_Contents">Hö backspegel saknas, repa ovanför vä bakhjul, </text:p>
          </table:table-cell>
        </table:table-row>
      </table:table>
      <text:p text:style-name="Standard"/>
      <text:p text:style-name="Standard"/>
      <table:table table:name="Tabell6" table:style-name="Tabell6">
        <table:table-column table:style-name="Tabell6.A" table:number-columns-repeated="6"/>
        <table:table-column table:style-name="Tabell6.G"/>
        <table:table-row>
          <table:table-cell table:style-name="Tabell6.A1" table:number-columns-spanned="7" office:value-type="string">
            <text:p text:style-name="P17">Sett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6.A2" office:value-type="string">
            <text:p text:style-name="P17">open_hour</text:p>
          </table:table-cell>
          <table:table-cell table:style-name="Tabell6.A2" office:value-type="string">
            <text:p text:style-name="P17">close_hour</text:p>
          </table:table-cell>
          <table:table-cell table:style-name="Tabell6.A2" office:value-type="string">
            <text:p text:style-name="P17">min_rental</text:p>
          </table:table-cell>
          <table:table-cell table:style-name="Tabell6.A2" office:value-type="string">
            <text:p text:style-name="P17">...</text:p>
          </table:table-cell>
          <table:table-cell table:style-name="Tabell6.A2" office:value-type="string">
            <text:p text:style-name="P17"/>
          </table:table-cell>
          <table:table-cell table:style-name="Tabell6.A2" office:value-type="string">
            <text:p text:style-name="P17"/>
          </table:table-cell>
          <table:table-cell table:style-name="Tabell6.G2" office:value-type="string">
            <text:p text:style-name="P17"/>
          </table:table-cell>
        </table:table-row>
        <table:table-row>
          <table:table-cell table:style-name="Tabell6.A3" office:value-type="float" office:value="800">
            <text:p text:style-name="Table_20_Contents">0800</text:p>
          </table:table-cell>
          <table:table-cell table:style-name="Tabell6.A3" office:value-type="float" office:value="0">
            <text:p text:style-name="Table_20_Contents">2200</text:p>
          </table:table-cell>
          <table:table-cell table:style-name="Tabell6.A3" office:value-type="float" office:value="0">
            <text:p text:style-name="Table_20_Contents">4</text:p>
          </table:table-cell>
          <table:table-cell table:style-name="Tabell6.A3" office:value-type="float" office:value="0">
            <text:p text:style-name="Table_20_Contents">...</text:p>
          </table:table-cell>
          <table:table-cell table:style-name="Tabell6.A3">
            <text:p text:style-name="Table_20_Contents"/>
          </table:table-cell>
          <table:table-cell table:style-name="Tabell6.A3">
            <text:p text:style-name="Table_20_Contents"/>
          </table:table-cell>
          <table:table-cell table:style-name="Tabell6.G3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7" table:style-name="Tabell7">
        <table:table-column table:style-name="Tabell7.A"/>
        <table:table-column table:style-name="Tabell7.B"/>
        <table:table-row>
          <table:table-cell table:style-name="Tabell7.A1" office:value-type="string">
            <text:p text:style-name="P12">Namn:</text:p>
          </table:table-cell>
          <table:table-cell table:style-name="Tabell7.B1" office:value-type="string">
            <text:p text:style-name="P13">Reservation</text:p>
          </table:table-cell>
        </table:table-row>
        <table:table-row>
          <table:table-cell table:style-name="Tabell7.A2" office:value-type="string">
            <text:p text:style-name="P15">Syfte:</text:p>
          </table:table-cell>
          <table:table-cell table:style-name="Tabell7.B2" office:value-type="string">
            <text:p text:style-name="Table_20_Contents">Att skapa en ny reservation, eller möjlighet till att modifiera en redan befintlig reservation. Hjälper även till att kapsla informationen kring en bokning.</text:p>
          </table:table-cell>
        </table:table-row>
        <table:table-row>
          <table:table-cell table:style-name="Tabell7.A2" office:value-type="string">
            <text:p text:style-name="P15">Konstruktörer:</text:p>
          </table:table-cell>
          <table:table-cell table:style-name="Tabell7.B2" office:value-type="string">
            <text:p text:style-name="P14">Reservation(datamedlemmar)</text:p>
            <text:p text:style-name="P22">parametriserad konstruktor</text:p>
            <text:p text:style-name="P14">Reservation(Reservation&amp;)</text:p>
            <text:p text:style-name="P13">kopieringskonstruktor</text:p>
            <text:p text:style-name="P14">Reservation(Reservation&amp;&amp;)</text:p>
            <text:p text:style-name="P13">flyttkonstruktor</text:p>
            <text:p text:style-name="P14">~Reservation()</text:p>
            <text:p text:style-name="P22">destruktor</text:p>
          </table:table-cell>
        </table:table-row>
        <text:soft-page-break/>
        <table:table-row>
          <table:table-cell table:style-name="Tabell7.A2" office:value-type="string">
            <text:p text:style-name="P15">Operationer:</text:p>
          </table:table-cell>
          <table:table-cell table:style-name="Tabell7.B2" office:value-type="string">
            <text:p text:style-name="P15">void save()</text:p>
            <text:p text:style-name="P19"><text:span text:style-name="T3">sparar bokningen i databasen</text:span> </text:p>
            <text:p text:style-name="P15">void set_”datamedlem”(”värde”)</text:p>
            <text:p text:style-name="P15">”typ” get_”datamedlem”()</text:p>
          </table:table-cell>
        </table:table-row>
        <table:table-row>
          <table:table-cell table:style-name="Tabell7.A2" office:value-type="string">
            <text:p text:style-name="P15">Datamedlemmar:</text:p>
          </table:table-cell>
          <table:table-cell table:style-name="Tabell7.B2" office:value-type="string">
            <text:p text:style-name="P23">int res_nr</text:p>
            <text:p text:style-name="P21">reservationsnummer</text:p>
            <text:p text:style-name="P15">string reg_nr</text:p>
            <text:p text:style-name="P21">registreringsnummer</text:p>
            <text:p text:style-name="P15">string name</text:p>
            <text:p text:style-name="P21">för- och efternamn</text:p>
            <text:p text:style-name="P23">string tel</text:p>
            <text:p text:style-name="P21">telefonnummer</text:p>
            <text:p text:style-name="P23">string adress</text:p>
            <text:p text:style-name="P23">string postal_nr</text:p>
            <text:p text:style-name="P23">string city</text:p>
            <text:p text:style-name="P15">string status</text:p>
            <text:p text:style-name="P22">aktiv / kommande / avslutad</text:p>
            <text:p text:style-name="P16">int start_time</text:p>
            <text:p text:style-name="P22">ex. 800 = 08:00, <text:s/>1330 = 13:30</text:p>
            <text:p text:style-name="P16">int end_time</text:p>
            <text:p text:style-name="P24">int start_date</text:p>
            <text:p text:style-name="P22">ex. 20121212 = 2012-12-12</text:p>
            <text:p text:style-name="P24">int end_date</text:p>
            <text:p text:style-name="P16"/>
          </table:table-cell>
        </table:table-row>
      </table:table>
      <text:p text:style-name="Standard"/>
      <text:p text:style-name="Standard"/>
      <text:p text:style-name="Standard"/>
      <table:table table:name="Tabell8" table:style-name="Tabell8">
        <table:table-column table:style-name="Tabell8.A"/>
        <table:table-column table:style-name="Tabell8.B"/>
        <table:table-row>
          <table:table-cell table:style-name="Tabell8.A1" office:value-type="string">
            <text:p text:style-name="P12">Namn:</text:p>
          </table:table-cell>
          <table:table-cell table:style-name="Tabell8.B1" office:value-type="string">
            <text:p text:style-name="P13">Search_reservation</text:p>
          </table:table-cell>
        </table:table-row>
        <table:table-row>
          <table:table-cell table:style-name="Tabell8.A2" office:value-type="string">
            <text:p text:style-name="P15">Syfte:</text:p>
          </table:table-cell>
          <table:table-cell table:style-name="Tabell8.B2" office:value-type="string">
            <text:p text:style-name="Table_20_Contents">Att skapa en lista med befintliga reservationer baserad på olika sökparametrar.</text:p>
          </table:table-cell>
        </table:table-row>
        <table:table-row>
          <table:table-cell table:style-name="Tabell8.A2" office:value-type="string">
            <text:p text:style-name="P15">Konstruktörer:</text:p>
          </table:table-cell>
          <table:table-cell table:style-name="Tabell8.B2" office:value-type="string">
            <text:p text:style-name="P14">Search_reservation()</text:p>
            <text:p text:style-name="P22">Default konstruktor</text:p>
            <text:p text:style-name="P14">~Search_reservation</text:p>
            <text:p text:style-name="P22">Destruktor</text:p>
          </table:table-cell>
        </table:table-row>
        <table:table-row>
          <table:table-cell table:style-name="Tabell8.A2" office:value-type="string">
            <text:p text:style-name="P15">Operationer:</text:p>
          </table:table-cell>
          <table:table-cell table:style-name="Tabell8.B2" office:value-type="string">
            <text:p text:style-name="P23">void res_nr(string&amp; res_nr)</text:p>
            <text:p text:style-name="P23">void reg_nr(string&amp; reg_nr)</text:p>
            <text:p text:style-name="P23">void name(string&amp; name)</text:p>
            <text:p text:style-name="P23">void tel(string&amp; tel)</text:p>
            <text:p text:style-name="P23">void status(string&amp; status)</text:p>
            <text:p text:style-name="P23">void start_end(int start_date, </text:p>
            <text:p text:style-name="P23"><text:s text:c="51"/>int end_date, </text:p>
            <text:p text:style-name="P23"><text:s text:c="51"/>int start_time = 0, <text:s/></text:p>
            <text:p text:style-name="P23"><text:s text:c="51"/>int end_time = 0)</text:p>
            <text:p text:style-name="P21">funktionerna ovan gör en sökning i databasen och sparar resultatet som bokningsobjekt i search_result</text:p>
            <text:p text:style-name="P23">bool empty()</text:p>
            <text:p text:style-name="P21">returnerar <text:span text:style-name="T4">true</text:span> om search_result är tom, <text:span text:style-name="T4">false</text:span> annars </text:p>
            <text:p text:style-name="P23">void clear()</text:p>
            <text:p text:style-name="P21"><text:soft-page-break/>rensar search_result</text:p>
          </table:table-cell>
        </table:table-row>
        <table:table-row table:style-name="Tabell8.5">
          <table:table-cell table:style-name="Tabell8.A2" office:value-type="string">
            <text:p text:style-name="P15">Datamedlemmar:</text:p>
          </table:table-cell>
          <table:table-cell table:style-name="Tabell8.B2" office:value-type="string">
            <text:p text:style-name="P16">vector&lt;R<text:span text:style-name="T3">eservation*</text:span>&gt; s<text:span text:style-name="T3">earch_result</text:span></text:p>
          </table:table-cell>
        </table:table-row>
      </table:table>
      <text:p text:style-name="Standard"/>
      <text:p text:style-name="Standard"/>
      <text:p text:style-name="Standard"/>
      <table:table table:name="Tabell11" table:style-name="Tabell11">
        <table:table-column table:style-name="Tabell11.A"/>
        <table:table-column table:style-name="Tabell11.B"/>
        <table:table-row>
          <table:table-cell table:style-name="Tabell11.A1" office:value-type="string">
            <text:p text:style-name="P12">Namn:</text:p>
          </table:table-cell>
          <table:table-cell table:style-name="Tabell11.B1" office:value-type="string">
            <text:p text:style-name="P13">Vehicle</text:p>
          </table:table-cell>
        </table:table-row>
        <table:table-row>
          <table:table-cell table:style-name="Tabell11.A2" office:value-type="string">
            <text:p text:style-name="P15">Syfte:</text:p>
          </table:table-cell>
          <table:table-cell table:style-name="Tabell11.B2" office:value-type="string">
            <text:p text:style-name="P18">Ska kapsla information om ett fordon och hantera ändring av denna.</text:p>
          </table:table-cell>
        </table:table-row>
        <table:table-row>
          <table:table-cell table:style-name="Tabell11.A2" office:value-type="string">
            <text:p text:style-name="P15">Konstruktörer:</text:p>
          </table:table-cell>
          <table:table-cell table:style-name="Tabell11.B2" office:value-type="string">
            <text:p text:style-name="P16">Vehicle(string&amp; reg_nr, string&amp; type, string&amp; status, string&amp; brand, string&amp; model, int mileage, string&amp; damage) </text:p>
            <text:p text:style-name="P25">parametriserad konstruktor</text:p>
            <text:p text:style-name="P16">~Vehicle()</text:p>
            <text:p text:style-name="P16"><text:span text:style-name="T2">destruktor</text:span> <text:s/></text:p>
          </table:table-cell>
        </table:table-row>
        <table:table-row>
          <table:table-cell table:style-name="Tabell11.A2" office:value-type="string">
            <text:p text:style-name="P15">Operationer:</text:p>
          </table:table-cell>
          <table:table-cell table:style-name="Tabell11.B2" office:value-type="string">
            <text:p text:style-name="P16">void set_”datamedlem”(”värde”) </text:p>
            <text:p text:style-name="P16"/>
            <text:p text:style-name="P16">”typ” get_”datamedlem”() </text:p>
            <text:p text:style-name="P16"/>
            <text:p text:style-name="P16">void save() </text:p>
            <text:p text:style-name="P22">sparar/uppdaterar informationen till/i databasen.</text:p>
          </table:table-cell>
        </table:table-row>
        <table:table-row>
          <table:table-cell table:style-name="Tabell11.A2" office:value-type="string">
            <text:p text:style-name="P15">Datamedlemmar:</text:p>
          </table:table-cell>
          <table:table-cell table:style-name="Tabell11.B2" office:value-type="string">
            <text:p text:style-name="P16">string reg_nr </text:p>
            <text:p text:style-name="P16">string type </text:p>
            <text:p text:style-name="P16">string status </text:p>
            <text:p text:style-name="P22">uthyrd / tillgänglig</text:p>
            <text:p text:style-name="P16">string brand </text:p>
            <text:p text:style-name="P16">string model </text:p>
            <text:p text:style-name="P16">int mileage </text:p>
            <text:p text:style-name="P16">string damage </text:p>
          </table:table-cell>
        </table:table-row>
      </table:table>
      <text:p text:style-name="Standard"/>
      <text:p text:style-name="Standard"/>
      <table:table table:name="Tabell9" table:style-name="Tabell9">
        <table:table-column table:style-name="Tabell9.A"/>
        <table:table-column table:style-name="Tabell9.B"/>
        <table:table-row>
          <table:table-cell table:style-name="Tabell9.A1" office:value-type="string">
            <text:p text:style-name="P12">Namn:</text:p>
          </table:table-cell>
          <table:table-cell table:style-name="Tabell9.B1" office:value-type="string">
            <text:p text:style-name="P13">Search_vehicle</text:p>
          </table:table-cell>
        </table:table-row>
        <table:table-row>
          <table:table-cell table:style-name="Tabell9.A2" office:value-type="string">
            <text:p text:style-name="P15">Syfte:</text:p>
          </table:table-cell>
          <table:table-cell table:style-name="Tabell9.B2" office:value-type="string">
            <text:p text:style-name="Table_20_Contents">Att skapa en lista med befintliga fordon baserad på olika sökparametrar.</text:p>
          </table:table-cell>
        </table:table-row>
        <table:table-row>
          <table:table-cell table:style-name="Tabell9.A2" office:value-type="string">
            <text:p text:style-name="P15">Konstruktörer:</text:p>
          </table:table-cell>
          <table:table-cell table:style-name="Tabell9.B2" office:value-type="string">
            <text:p text:style-name="P14">Search_vehicle()</text:p>
            <text:p text:style-name="P22">Default konstruktor</text:p>
            <text:p text:style-name="P14">~Search_vehicle()</text:p>
            <text:p text:style-name="P22">Destruktor</text:p>
          </table:table-cell>
        </table:table-row>
        <table:table-row>
          <table:table-cell table:style-name="Tabell9.A2" office:value-type="string">
            <text:p text:style-name="P15">Operationer:</text:p>
          </table:table-cell>
          <table:table-cell table:style-name="Tabell9.B2" office:value-type="string">
            <text:p text:style-name="P23">void all()</text:p>
            <text:p text:style-name="P23">void reg_nr(string&amp; reg_nr)</text:p>
            <text:p text:style-name="P23">void type(string&amp; type)</text:p>
            <text:p text:style-name="P23">void status(string&amp; status)</text:p>
            <text:p text:style-name="P23">void brand(string&amp; brand)</text:p>
            <text:p text:style-name="P23">void brand_model(string&amp; brand, string&amp; model)</text:p>
            <text:p text:style-name="P23">void type_date(string&amp; type, int start_date, int end_date</text:p>
            <text:p text:style-name="P23"><text:s text:c="25"/>int start_time = 0, inte end_time = 2330)</text:p>
            <text:p text:style-name="P21">funktionerna ovan gör en sökning i databasen och sparar resultatet som pekare till Vehicle-objekt i search_result.</text:p>
            <text:p text:style-name="P23">bool empty()</text:p>
            <text:p text:style-name="P19"><text:span text:style-name="T3">returnerar true om search_result är tom, false annars.</text:span><text:span text:style-name="T3"> </text:span></text:p>
            <text:p text:style-name="P23"><text:soft-page-break/>void clear()</text:p>
            <text:p text:style-name="P21">rensar search_result.</text:p>
          </table:table-cell>
        </table:table-row>
        <table:table-row>
          <table:table-cell table:style-name="Tabell9.A2" office:value-type="string">
            <text:p text:style-name="P15">Datamedlemmar:</text:p>
          </table:table-cell>
          <table:table-cell table:style-name="Tabell9.B2" office:value-type="string">
            <text:p text:style-name="P16">vector&lt;Vehicle*&gt; search_result</text:p>
          </table:table-cell>
        </table:table-row>
      </table:table>
      <text:p text:style-name="Standard"/>
      <text:p text:style-name="Standard"/>
      <text:p text:style-name="Standard"/>
      <table:table table:name="Tabell10" table:style-name="Tabell10">
        <table:table-column table:style-name="Tabell10.A"/>
        <table:table-column table:style-name="Tabell10.B"/>
        <table:table-row>
          <table:table-cell table:style-name="Tabell10.A1" office:value-type="string">
            <text:p text:style-name="P12">Namn:</text:p>
          </table:table-cell>
          <table:table-cell table:style-name="Tabell10.B1" office:value-type="string">
            <text:p text:style-name="P13">Settings</text:p>
          </table:table-cell>
        </table:table-row>
        <table:table-row>
          <table:table-cell table:style-name="Tabell10.A2" office:value-type="string">
            <text:p text:style-name="P15">Syfte:</text:p>
          </table:table-cell>
          <table:table-cell table:style-name="Tabell10.B2" office:value-type="string">
            <text:p text:style-name="Table_20_Contents">Att hålla reda på alla inställningar som användaren kan göra i programmet.</text:p>
          </table:table-cell>
        </table:table-row>
        <table:table-row>
          <table:table-cell table:style-name="Tabell10.A2" office:value-type="string">
            <text:p text:style-name="P15">Konstruktörer:</text:p>
          </table:table-cell>
          <table:table-cell table:style-name="Tabell10.B2" office:value-type="string">
            <text:p text:style-name="P16">Settings()</text:p>
            <text:p text:style-name="P25">default konstruktor</text:p>
            <text:p text:style-name="P16">~Settings()</text:p>
            <text:p text:style-name="P25">destruktor</text:p>
          </table:table-cell>
        </table:table-row>
        <table:table-row>
          <table:table-cell table:style-name="Tabell10.A2" office:value-type="string">
            <text:p text:style-name="P15">Operationer:</text:p>
          </table:table-cell>
          <table:table-cell table:style-name="Tabell10.B2" office:value-type="string">
            <text:p text:style-name="P23">void save()</text:p>
            <text:p text:style-name="P21">sparar/uppdaterar informationen till/i databasen.</text:p>
            <text:p text:style-name="P23">void set_”datamedlem”(”värde”)</text:p>
            <text:p text:style-name="P23">”typ” get_”datamedlem”()</text:p>
          </table:table-cell>
        </table:table-row>
        <table:table-row>
          <table:table-cell table:style-name="Tabell10.A2" office:value-type="string">
            <text:p text:style-name="P15">Datamedlemmar:</text:p>
          </table:table-cell>
          <table:table-cell table:style-name="Tabell10.B2" office:value-type="string">
            <text:p text:style-name="P16">int open_hour</text:p>
            <text:p text:style-name="P22">Öppnar</text:p>
            <text:p text:style-name="P16">int close_hour</text:p>
            <text:p text:style-name="P22">Stänger</text:p>
            <text:p text:style-name="P16">int min_rental</text:p>
            <text:p text:style-name="P22">Minsta uthyrningsperiod</text:p>
          </table:table-cell>
        </table:table-row>
      </table:table>
      <text:p text:style-name="Standard"/>
      <text:p text:style-name="Standard"/>
      <text:p text:style-name="Standard"/>
      <text:p text:style-name="P1"><text:alphabetical-index-mark-start text:id="IMark264160616"/>4. Användargränssnitt<text:alphabetical-index-mark-end text:id="IMark264160616"/><text:line-break/><text:line-break/>Nedan följer en övergripande skiss över hur vi tänkt oss att bokningssidan för systemet ska se ut.</text:p>
      <text:p text:style-name="Standard"/>
      <text:p text:style-name="Standard"><draw:frame draw:style-name="fr2" draw:name="grafik2" text:anchor-type="paragraph" svg:width="17cm" svg:height="11.88cm" draw:z-index="1"><draw:image xlink:href="Pictures/10000000000002AC000001DEFEF337D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Andersson</meta:initial-creator>
    <meta:creation-date>2012-11-08T08:10:35</meta:creation-date>
    <dc:date>2012-11-09T12:28:49</dc:date>
    <dc:creator>Martin Andersson</dc:creator>
    <meta:editing-duration>PT1H4M31S</meta:editing-duration>
    <meta:editing-cycles>20</meta:editing-cycles>
    <meta:generator>OpenOffice.org/3.3$Unix OpenOffice.org_project/330m20$Build-9567</meta:generator>
    <meta:document-statistic meta:table-count="12" meta:image-count="2" meta:object-count="0" meta:page-count="11" meta:paragraph-count="275" meta:word-count="1029" meta:character-count="8032"/>
  </office:meta>
</office:document-meta>
</file>